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9pt" svg:height="255.23pt" svg:x="451.11pt" svg:y="146.07pt">
            <draw:object draw:notify-on-update-of-ranges="Sheet1.B1:Sheet1.B1 Sheet1.B2:Sheet1.B5 Sheet1.C1:Sheet1.C1 Sheet1.C2:Sheet1.C5 Sheet1.D1:Sheet1.D1 Sheet1.D2:Sheet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ort_max</text:p>
          </table:table-cell>
          <table:table-cell office:value-type="string" calcext:value-type="string">
            <text:p>sort_max_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0767" calcext:value-type="float">
            <text:p>0.0007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0801" calcext:value-type="float">
            <text:p>0.0008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ort_max</text:p>
          </table:table-cell>
          <table:table-cell office:value-type="string" calcext:value-type="string">
            <text:p>sort_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43" calcext:value-type="float">
            <text:p>0.000343</text:p>
          </table:table-cell>
          <table:table-cell office:value-type="string" calcext:value-type="string">
            <text:p>:0.000382</text:p>
          </table:table-cell>
          <table:table-cell office:value-type="float" office:value="0.000777" calcext:value-type="float">
            <text:p>0.0007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469" calcext:value-type="float">
            <text:p>0.0004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19" calcext:value-type="float">
            <text:p>0.000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369" calcext:value-type="float">
            <text:p>0.0003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367" calcext:value-type="float">
            <text:p>0.000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71" calcext:value-type="float">
            <text:p>0.0006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543" calcext:value-type="float">
            <text:p>0.0005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496" calcext:value-type="float">
            <text:p>0.000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6:58:58.400474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8:31:11.714376669</meta:creation-date>
    <dc:date>2016-02-01T17:22:28.814023953</dc:date>
    <meta:editing-duration>PT46M45S</meta:editing-duration>
    <meta:editing-cycles>8</meta:editing-cycles>
    <meta:generator>LibreOffice/4.4.2.2$Linux_x86 LibreOffice_project/40m0$Build-2</meta:generator>
    <meta:document-statistic meta:table-count="2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end" svg:x="13.073cm" svg:y="3.705cm" style:legend-expansion="high" chart:style-name="ch2"/>
        <chart:plot-area chart:style-name="ch3" table:cell-range-address="Sheet1.B1:Sheet1.D5" chart:data-source-has-labels="row" svg:x="0.319cm" svg:y="0.18cm" svg:width="12.436cm" svg:height="8.645cm">
          <chartooo:coordinate-region svg:x="1.602cm" svg:y="0.38cm" svg:width="11.153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series chart:style-name="ch9" chart:values-cell-range-address="Sheet1.D2:Sheet1.D5" chart:label-cell-address="Sheet1.D1:Sheet1.D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:Sheet1.B1</svg:desc>
                </draw:g>
              </table:table-cell>
              <table:table-cell office:value-type="string">
                <text:p>sort_max</text:p>
                <draw:g>
                  <svg:desc>Sheet1.C1:Sheet1.C1</svg:desc>
                </draw:g>
              </table:table-cell>
              <table:table-cell office:value-type="string">
                <text:p>sort_max_mi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7">
                <text:p>0.00097</text:p>
                <draw:g>
                  <svg:desc>Sheet1.B2:Sheet1.B5</svg:desc>
                </draw:g>
              </table:table-cell>
              <table:table-cell office:value-type="float" office:value="0.000832">
                <text:p>0.000832</text:p>
                <draw:g>
                  <svg:desc>Sheet1.C2:Sheet1.C5</svg:desc>
                </draw:g>
              </table:table-cell>
              <table:table-cell office:value-type="float" office:value="0.000767">
                <text:p>0.000767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609">
                <text:p>0.000609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87">
                <text:p>0.000787</text:p>
              </table:table-cell>
              <table:table-cell office:value-type="float" office:value="0.000793">
                <text:p>0.000793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549">
                <text:p>0.000549</text:p>
              </table:table-cell>
              <table:table-cell office:value-type="float" office:value="0.000801">
                <text:p>0.000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